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Arial" officeooo:rsid="00158788" officeooo:paragraph-rsid="00158788"/>
    </style:style>
    <style:style style:name="P2" style:family="paragraph" style:parent-style-name="Standard">
      <style:text-properties style:font-name="Arial" officeooo:rsid="0016dac5" officeooo:paragraph-rsid="0016dac5"/>
    </style:style>
    <style:style style:name="P3" style:family="paragraph" style:parent-style-name="Standard">
      <style:text-properties style:font-name="Arial" officeooo:rsid="0016dac5" officeooo:paragraph-rsid="00175d03"/>
    </style:style>
    <style:style style:name="T1" style:family="text">
      <style:text-properties officeooo:rsid="0016dac5"/>
    </style:style>
    <style:style style:name="T2" style:family="text">
      <style:text-properties officeooo:rsid="00175d03"/>
    </style:style>
    <style:style style:name="T3" style:family="text">
      <style:text-properties fo:font-size="12pt" officeooo:rsid="00188348" style:font-size-asian="12pt" style:font-size-complex="12pt"/>
    </style:style>
    <style:style style:name="T4" style:family="text">
      <style:text-properties fo:font-size="12pt" officeooo:rsid="0019e25e" style:font-size-asian="12pt" style:font-size-complex="12pt"/>
    </style:style>
    <style:style style:name="T5" style:family="text">
      <style:text-properties fo:font-size="12pt" officeooo:rsid="00175d03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machine learning, ou aprendizado de máquina (ML ou AM), <text:s/>é um subconjunto da Inteligência Artificial (IA) que tem como objetivo a criação de códigos capazes de aprender e conseguir experiência através de bases gigantescas de dados e, com isso, não ficar restrito à apenas uma tarefa específica. </text:p>
      <text:p text:style-name="P1">Através dos padrões que esse código encontra, ele consegue fazer previsões utilizando técnicas de estatísticas e probabilidade, resolvendo problemas como prever o preço de uma casa (sendo esse uma problema de regressão, ou seja, previsão de números) e como prever o melhor dia para faltar (sendo um problema de classificação, ou seja, que se <text:s/>baseia em dados rotulados). </text:p>
      <text:p text:style-name="P1"/>
      <text:p text:style-name="P1">Além disso tudo, temos tipos de aprendizagem que a máquina pode ter, a metodologia que ela usará para aprender:</text:p>
      <text:p text:style-name="P1">- Aprendizado supervisionado: <text:span text:style-name="T1">o resultado a máquina já sabe através de dados rotulados, tendo uma pessoa como guia;</text:span></text:p>
      <text:p text:style-name="P1">- <text:span text:style-name="T1">Aprendizado não-supervisionado: sendo o oposto do supervisionado, os dados não são rotulados e não se sabe a saída. O seu objetivo tem a ver com agrupar dados iguais ou semelhantes;</text:span></text:p>
      <text:p text:style-name="P1">- <text:span text:style-name="T1">Aprendizado Semi-Supervisionado: aqui, alguns dados são classificados e a saída conhecida, sendo a informação agrupada dependendo deles;</text:span></text:p>
      <text:p text:style-name="P1">- <text:span text:style-name="T1">Arpendizado por reforço: o “aprender fazendo”, em que a máquina vai fazendo tarefas. Se o resultado for bom, terá uma recompensa, se não, não terá.</text:span></text:p>
      <text:p text:style-name="P1"/>
      <text:p text:style-name="P2">Diferença entre <text:span text:style-name="T2">IA x ML</text:span></text:p>
      <text:p text:style-name="P2"><text:tab/><text:span text:style-name="T2">Machine learning é uma área que tem sem objetivo voltado para fazer algoritmos que aprendem com as informações que há na base de dados, sendo capazes de melhorar seu desempenho.</text:span></text:p>
      <text:p text:style-name="P3"><text:tab/><text:span text:style-name="T2">Enquanto a IA é </text:span><text:span text:style-name="T3">uma área da ciência da computação que busca construir máquinas que sejam capazes de simular a mente humana, </text:span><text:span text:style-name="T4">ou podendo atuar em áreas que excedem a capacidade humana, </text:span><text:span text:style-name="T5">como analisar muitos dados complexos em questões de segundo. </text:span></text:p>
      <text:p text:style-name="P3"><text:span text:style-name="T5"><text:tab/>Ou seja, a IA integra ML na sua construção, para poder ter a capacidade de realizar o que realmente foi criada: tentar imitar o cérebro humano.</text:span></text:p>
      <text:p text:style-name="P3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23:38:28.875334548</meta:creation-date>
    <meta:generator>LibreOffice/24.8.6.2$Linux_X86_64 LibreOffice_project/d50be90c1d90f0f90a5235ffcbbafbbfa38a83c2</meta:generator>
    <dc:date>2025-04-07T00:28:09.486671298</dc:date>
    <meta:editing-duration>PT9M</meta:editing-duration>
    <meta:editing-cycles>1</meta:editing-cycles>
    <meta:document-statistic meta:table-count="0" meta:image-count="0" meta:object-count="0" meta:page-count="1" meta:paragraph-count="11" meta:word-count="320" meta:character-count="1954" meta:non-whitespace-character-count="1637"/>
  </office:meta>
</office:document-meta>
</file>